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3]+[.B5])*[.B4]*[.B4]-[.B5]*[.B2]*[.B2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=</text:p>
          </table:table-cell>
          <table:table-cell office:value-type="float" office:value="2" calcext:value-type="float">
            <text:p>2</text:p>
          </table:table-cell>
          <table:table-cell/>
          <table:table-cell table:formula="of:=2*[.B5]*(([.B3]+[.B5])*[.B4]-[.B2]*[.B3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=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5]*([.B5]*([.B3]+[.B5])-[.B3]*[.B3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=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]*([.B2]*[.B2]-[.B4]*([.B2]+[.B4]))" office:value-type="float" office:value="-33" calcext:value-type="float">
            <text:p>-33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2*([.B2]*[.B3]-[.B5]*([.B2]+[.B4]))*[.B4]" office:value-type="float" office:value="-84" calcext:value-type="float">
            <text:p>-84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[.B4]*[.B3]*[.B3]-([.B2]+[.B4])*[.B5]*[.B5]" office:value-type="float" office:value="-52" calcext:value-type="float">
            <text:p>-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1:34:10.600168238</meta:creation-date>
    <dc:date>2016-09-14T01:42:55.063491109</dc:date>
    <meta:editing-duration>P0D</meta:editing-duration>
    <meta:editing-cycles>1</meta:editing-cycles>
    <meta:document-statistic meta:table-count="1" meta:cell-count="14" meta:object-count="0"/>
    <meta:generator>LibreOffice/4.2.8.2$Linux_X86_64 LibreOffice_project/420m0$Build-2</meta:generator>
  </office:meta>
</office:document-meta>
</file>